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312in"/>
    </style:style>
    <style:style style:name="TableColumn3" style:family="table-column">
      <style:table-column-properties style:column-width="5.2298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olumn38" style:family="table-column">
      <style:table-column-properties style:column-width="1.0312in"/>
    </style:style>
    <style:style style:name="TableColumn39" style:family="table-column">
      <style:table-column-properties style:column-width="5.2298in"/>
    </style:style>
    <style:style style:name="Table37" style:family="table">
      <style:table-properties style:width="6.261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olumn73" style:family="table-column">
      <style:table-column-properties style:column-width="1.0312in"/>
    </style:style>
    <style:style style:name="TableColumn74" style:family="table-column">
      <style:table-column-properties style:column-width="5.2298in"/>
    </style:style>
    <style:style style:name="Table72" style:family="table">
      <style:table-properties style:width="6.2611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TableColumn107" style:family="table-column">
      <style:table-column-properties style:column-width="1.0312in"/>
    </style:style>
    <style:style style:name="TableColumn108" style:family="table-column">
      <style:table-column-properties style:column-width="5.2298in"/>
    </style:style>
    <style:style style:name="Table106" style:family="table">
      <style:table-properties style:width="6.261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ableColumn140" style:family="table-column">
      <style:table-column-properties style:column-width="1.0312in"/>
    </style:style>
    <style:style style:name="TableColumn141" style:family="table-column">
      <style:table-column-properties style:column-width="5.2298in"/>
    </style:style>
    <style:style style:name="Table139" style:family="table">
      <style:table-properties style:width="6.2611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 style:min-row-height="0.9131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olumn175" style:family="table-column">
      <style:table-column-properties style:column-width="1.0312in"/>
    </style:style>
    <style:style style:name="TableColumn176" style:family="table-column">
      <style:table-column-properties style:column-width="5.2298in"/>
    </style:style>
    <style:style style:name="Table174" style:family="table">
      <style:table-properties style:width="6.2611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 style:min-row-height="0.9131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olumn208" style:family="table-column">
      <style:table-column-properties style:column-width="1.0312in"/>
    </style:style>
    <style:style style:name="TableColumn209" style:family="table-column">
      <style:table-column-properties style:column-width="5.2298in"/>
    </style:style>
    <style:style style:name="Table207" style:family="table">
      <style:table-properties style:width="6.2611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 style:min-row-height="0.9131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9">
            <text:p text:style-name="P10">TC-1:<text:s/>Verify unregistered users cant purchase tickets</text:p>
          </table:table-cell>
        </table:table-row>
        <table:table-row table:style-name="TableRow11">
          <table:table-cell table:style-name="TableCell12">
            <text:p text:style-name="P13">Requirement</text:p>
          </table:table-cell>
          <table:table-cell table:style-name="TableCell14">
            <text:p text:style-name="P15">The system requires customers to log in</text:p>
          </table:table-cell>
        </table:table-row>
        <table:table-row table:style-name="TableRow16">
          <table:table-cell table:style-name="TableCell17">
            <text:p text:style-name="P18">Precondition</text:p>
          </table:table-cell>
          <table:table-cell table:style-name="TableCell19">
            <text:p text:style-name="P20">-User is logged out</text:p>
            <text:p text:style-name="P21">-User has internet access</text:p>
            <text:p text:style-name="P22">-A movie is scheduled with seats open</text:p>
          </table:table-cell>
        </table:table-row>
        <table:table-row table:style-name="TableRow23">
          <table:table-cell table:style-name="TableCell24">
            <text:p text:style-name="P25">Steps</text:p>
          </table:table-cell>
          <table:table-cell table:style-name="TableCell26">
            <text:p text:style-name="P27">1. Navigate to the company’s official website.</text:p>
            <text:p text:style-name="P28">2. Browse and select an available movie showing.</text:p>
            <text:p text:style-name="P29">3. Attempt to pick a seat from the seating map.</text:p>
            <text:p text:style-name="P30">4. Attempt to click the 'Proceed to Payment' button (or equivalent action).</text:p>
          </table:table-cell>
        </table:table-row>
        <table:table-row table:style-name="TableRow31">
          <table:table-cell table:style-name="TableCell32">
            <text:p text:style-name="P33">Expected Result</text:p>
          </table:table-cell>
          <table:table-cell table:style-name="TableCell34">
            <text:p text:style-name="P35">1. The user is prevented from picking a seat or proceeding to payment.</text:p>
            <text:p text:style-name="P36">2. A system message or prompt is displayed requiring the user to log in or register to continue the order.</text:p>
          </table:table-cell>
        </table:table-row>
      </table:table>
      <text:p text:style-name="Normal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TC-2:<text:s/>Verify successful ticket order</text:p>
          </table:table-cell>
        </table:table-row>
        <table:table-row table:style-name="TableRow45">
          <table:table-cell table:style-name="TableCell46">
            <text:p text:style-name="P47">Requirement</text:p>
          </table:table-cell>
          <table:table-cell table:style-name="TableCell48">
            <text:p text:style-name="P49">Customers must be able to order/pre-order tickets. The customer can order a ticket for the movie and seat they want. The system must allow the customer to pay</text:p>
          </table:table-cell>
        </table:table-row>
        <table:table-row table:style-name="TableRow50">
          <table:table-cell table:style-name="TableCell51">
            <text:p text:style-name="P52">Precondition</text:p>
          </table:table-cell>
          <table:table-cell table:style-name="TableCell53">
            <text:p text:style-name="P54">-User is Logged in</text:p>
            <text:p text:style-name="P55">-User has a connection</text:p>
            <text:p text:style-name="P56">-Selected movie still has seats open</text:p>
          </table:table-cell>
        </table:table-row>
        <table:table-row table:style-name="TableRow57">
          <table:table-cell table:style-name="TableCell58">
            <text:p text:style-name="P59">Steps</text:p>
          </table:table-cell>
          <table:table-cell table:style-name="TableCell60">
            <text:p text:style-name="P61">1.Customer visit the company website</text:p>
            <text:p text:style-name="P62">2.Select a movie</text:p>
            <text:p text:style-name="P63">3.Customer gets shown the available seats</text:p>
            <text:p text:style-name="P64">4.Customer picks an open seat</text:p>
            <text:p text:style-name="P65">5.Customer goes to checkout</text:p>
            <text:p text:style-name="P66">6.Custoer goes through the payment process</text:p>
          </table:table-cell>
        </table:table-row>
        <table:table-row table:style-name="TableRow67">
          <table:table-cell table:style-name="TableCell68">
            <text:p text:style-name="P69">Expected Result</text:p>
          </table:table-cell>
          <table:table-cell table:style-name="TableCell70">
            <text:p text:style-name="P71">Customer gets a ticket</text:p>
          </table:table-cell>
        </table:table-row>
      </table:table>
      <text:p text:style-name="Normal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Name</text:p>
          </table:table-cell>
          <table:table-cell table:style-name="TableCell78">
            <text:p text:style-name="P79">TC-3:<text:s/>Verify successful ticket upgrade to VIP</text:p>
          </table:table-cell>
        </table:table-row>
        <table:table-row table:style-name="TableRow80">
          <table:table-cell table:style-name="TableCell81">
            <text:p text:style-name="P82">Requirement</text:p>
          </table:table-cell>
          <table:table-cell table:style-name="TableCell83">
            <text:p text:style-name="P84">Customer must choose to upgrade<text:s/>their ticket</text:p>
          </table:table-cell>
        </table:table-row>
        <table:table-row table:style-name="TableRow85">
          <table:table-cell table:style-name="TableCell86">
            <text:p text:style-name="P87">Precondition</text:p>
          </table:table-cell>
          <table:table-cell table:style-name="TableCell88">
            <text:p text:style-name="P89">-User is logged in</text:p>
            <text:p text:style-name="P90">-Users have a connection</text:p>
            <text:p text:style-name="P91">-User has a valid ticket</text:p>
          </table:table-cell>
        </table:table-row>
        <table:table-row table:style-name="TableRow92">
          <table:table-cell table:style-name="TableCell93">
            <text:p text:style-name="P94">Steps</text:p>
          </table:table-cell>
          <table:table-cell table:style-name="TableCell95">
            <text:p text:style-name="P96">1.Customer selects their ticket</text:p>
            <text:p text:style-name="P97">2.Customer selects the option to upgrade the ticket</text:p>
            <text:p text:style-name="P98">3.Customer goes to checkout</text:p>
            <text:p text:style-name="P99">4.Customer goes through the payment process</text:p>
          </table:table-cell>
        </table:table-row>
        <table:table-row table:style-name="TableRow100">
          <table:table-cell table:style-name="TableCell101">
            <text:p text:style-name="P102">Expected Result</text:p>
          </table:table-cell>
          <table:table-cell table:style-name="TableCell103">
            <text:p text:style-name="P104">1.Selected ticket gets upgraded to VIP</text:p>
            <text:p text:style-name="P105">2.Customers ticket is changed to a VIP version</text:p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Name</text:p>
          </table:table-cell>
          <table:table-cell table:style-name="TableCell112">
            <text:p text:style-name="P113">TC-4:<text:s/>Verify that unregistered users can browse</text:p>
          </table:table-cell>
        </table:table-row>
        <table:table-row table:style-name="TableRow114">
          <table:table-cell table:style-name="TableCell115">
            <text:p text:style-name="P116">Requirement</text:p>
          </table:table-cell>
          <table:table-cell table:style-name="TableCell117">
            <text:p text:style-name="P118">Users are able to browse the movie options</text:p>
          </table:table-cell>
        </table:table-row>
        <table:table-row table:style-name="TableRow119">
          <table:table-cell table:style-name="TableCell120">
            <text:p text:style-name="P121">Precondition</text:p>
          </table:table-cell>
          <table:table-cell table:style-name="TableCell122">
            <text:p text:style-name="P123">-Users are not logged in</text:p>
            <text:p text:style-name="P124">-Users have internet access</text:p>
          </table:table-cell>
        </table:table-row>
        <table:table-row table:style-name="TableRow125">
          <table:table-cell table:style-name="TableCell126">
            <text:p text:style-name="P127">Steps</text:p>
          </table:table-cell>
          <table:table-cell table:style-name="TableCell128">
            <text:p text:style-name="P129">1. User visits the website</text:p>
            <text:p text:style-name="P130">2.User navigate to the browse option</text:p>
            <text:p text:style-name="P131">3.User looks at the list and filters</text:p>
            <text:p text:style-name="P132">4.User clicks on a movie in the catalogue</text:p>
          </table:table-cell>
        </table:table-row>
        <table:table-row table:style-name="TableRow133">
          <table:table-cell table:style-name="TableCell134">
            <text:p text:style-name="P135">Expected Result</text:p>
          </table:table-cell>
          <table:table-cell table:style-name="TableCell136">
            <text:p text:style-name="P137">1. The full list of all available movies is displayed.</text:p>
            <text:p text:style-name="P138">2. Users are able to successfully filter the displayed movies.</text:p>
          </table:table-cell>
        </table:table-row>
      </table:table>
      <text:p text:style-name="Normal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Name</text:p>
          </table:table-cell>
          <table:table-cell table:style-name="TableCell145">
            <text:p text:style-name="P146">TC-5:<text:s/>Verify loyalty points can be spent</text:p>
          </table:table-cell>
        </table:table-row>
        <table:table-row table:style-name="TableRow147">
          <table:table-cell table:style-name="TableCell148">
            <text:p text:style-name="P149">Requirement</text:p>
          </table:table-cell>
          <table:table-cell table:style-name="TableCell150">
            <text:p text:style-name="P151">Customers who are logged in can spend their loyalty points</text:p>
          </table:table-cell>
        </table:table-row>
        <table:table-row table:style-name="TableRow152">
          <table:table-cell table:style-name="TableCell153">
            <text:p text:style-name="P154">Precondition</text:p>
          </table:table-cell>
          <table:table-cell table:style-name="TableCell155">
            <text:p text:style-name="P156">-User is logged in</text:p>
            <text:p text:style-name="P157">-User has loyalty points</text:p>
            <text:p text:style-name="P158">-User has internet access</text:p>
          </table:table-cell>
        </table:table-row>
        <table:table-row table:style-name="TableRow159">
          <table:table-cell table:style-name="TableCell160">
            <text:p text:style-name="P161">Steps</text:p>
          </table:table-cell>
          <table:table-cell table:style-name="TableCell162">
            <text:p text:style-name="P163">1.Customer goes to checkout with items</text:p>
            <text:p text:style-name="P164">2.Customer chooses to spend their loyalty points</text:p>
            <text:p text:style-name="P165">3.Customer gets a discount if applicable</text:p>
            <text:p text:style-name="P166">4.Customer goes to pay</text:p>
          </table:table-cell>
        </table:table-row>
        <table:table-row table:style-name="TableRow167">
          <table:table-cell table:style-name="TableCell168">
            <text:p text:style-name="P169">Expected Result</text:p>
          </table:table-cell>
          <table:table-cell table:style-name="TableCell170">
            <text:p text:style-name="P171">1. The customer successfully receives the discounted price.</text:p>
            <text:p text:style-name="P172">2. The customer pays less for the product.</text:p>
            <text:p text:style-name="P173">3. The customer's Loyalty points are updated and reduced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soft-page-break/>
            <text:p text:style-name="P179">Name</text:p>
          </table:table-cell>
          <table:table-cell table:style-name="TableCell180">
            <text:p text:style-name="P181">TC-6: Verify user reviews work</text:p>
          </table:table-cell>
        </table:table-row>
        <table:table-row table:style-name="TableRow182">
          <table:table-cell table:style-name="TableCell183">
            <text:p text:style-name="P184">Requirement</text:p>
          </table:table-cell>
          <table:table-cell table:style-name="TableCell185">
            <text:p text:style-name="P186">Logged in users are able to post reviews fir movies</text:p>
          </table:table-cell>
        </table:table-row>
        <table:table-row table:style-name="TableRow187">
          <table:table-cell table:style-name="TableCell188">
            <text:p text:style-name="P189">Precondition</text:p>
          </table:table-cell>
          <table:table-cell table:style-name="TableCell190">
            <text:p text:style-name="P191">-Users are logged in</text:p>
            <text:p text:style-name="P192">-Users have internet access</text:p>
          </table:table-cell>
        </table:table-row>
        <table:table-row table:style-name="TableRow193">
          <table:table-cell table:style-name="TableCell194">
            <text:p text:style-name="P195">Steps</text:p>
          </table:table-cell>
          <table:table-cell table:style-name="TableCell196">
            <text:p text:style-name="P197">1.User visits the website</text:p>
            <text:p text:style-name="P198">2.Users select a movie</text:p>
            <text:p text:style-name="P199">3.User scroll down to the review section</text:p>
            <text:p text:style-name="P200">4.User writes a review</text:p>
            <text:p text:style-name="P201">5.User clicks post</text:p>
          </table:table-cell>
        </table:table-row>
        <table:table-row table:style-name="TableRow202">
          <table:table-cell table:style-name="TableCell203">
            <text:p text:style-name="P204">Expected Result</text:p>
          </table:table-cell>
          <table:table-cell table:style-name="TableCell205">
            <text:p text:style-name="P206">Users review is posted</text:p>
          </table:table-cell>
        </table:table-row>
      </table:table>
      <text:p text:style-name="Normal"/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Name</text:p>
          </table:table-cell>
          <table:table-cell table:style-name="TableCell213">
            <text:p text:style-name="P214">TC-7:<text:s/><text:s/>Verify customer service system functionality</text:p>
          </table:table-cell>
        </table:table-row>
        <table:table-row table:style-name="TableRow215">
          <table:table-cell table:style-name="TableCell216">
            <text:p text:style-name="P217">Requirement</text:p>
          </table:table-cell>
          <table:table-cell table:style-name="TableCell218">
            <text:p text:style-name="P219">Logged in users are able to access customer service</text:p>
          </table:table-cell>
        </table:table-row>
        <table:table-row table:style-name="TableRow220">
          <table:table-cell table:style-name="TableCell221">
            <text:p text:style-name="P222">Precondition</text:p>
          </table:table-cell>
          <table:table-cell table:style-name="TableCell223">
            <text:p text:style-name="P224">-Users are logged in</text:p>
            <text:p text:style-name="P225">-Users have internet<text:s/>access</text:p>
            <text:p text:style-name="P226">-Customer service is available</text:p>
          </table:table-cell>
        </table:table-row>
        <table:table-row table:style-name="TableRow227">
          <table:table-cell table:style-name="TableCell228">
            <text:p text:style-name="P229">Steps</text:p>
          </table:table-cell>
          <table:table-cell table:style-name="TableCell230">
            <text:p text:style-name="P231">1.Customer visits the website</text:p>
            <text:p text:style-name="P232">2.Customers selects customer service option</text:p>
            <text:p text:style-name="P233">3.Customer<text:s/>selects contact option</text:p>
          </table:table-cell>
        </table:table-row>
        <table:table-row table:style-name="TableRow234">
          <table:table-cell table:style-name="TableCell235">
            <text:p text:style-name="P236">Expected Result</text:p>
          </table:table-cell>
          <table:table-cell table:style-name="TableCell237">
            <text:p text:style-name="P238">1.System shows the contact options</text:p>
            <text:p text:style-name="P239">2.User is connected to customer service based on their selected contact option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7" style:parent-style-name="Header" style:family="paragraph">
      <style:text-properties fo:language="en" fo:country="US"/>
    </style:style>
    <style:style style:name="P8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7">Owen Nathanael</text:p>
        <text:p text:style-name="P8">C0031364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wen owen</meta:initial-creator>
    <dc:creator>owen owen</dc:creator>
    <meta:creation-date>2025-12-05T16:18:00Z</meta:creation-date>
    <dc:date>2025-12-05T17:14:00Z</dc:date>
    <meta:template xlink:href="Normal" xlink:type="simple"/>
    <meta:editing-cycles>19</meta:editing-cycles>
    <meta:editing-duration>PT3060S</meta:editing-duration>
    <meta:document-statistic meta:page-count="3" meta:paragraph-count="6" meta:word-count="519" meta:character-count="3472" meta:row-count="24" meta:non-whitespace-character-count="2959"/>
  </office:meta>
</office:document-meta>
</file>